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5b9" officeooo:paragraph-rsid="001005b9"/>
    </style:style>
    <style:style style:name="P2" style:family="paragraph" style:parent-style-name="Standard">
      <style:text-properties officeooo:rsid="001005b9" officeooo:paragraph-rsid="001a4718"/>
    </style:style>
    <style:style style:name="P3" style:family="paragraph" style:parent-style-name="Standard">
      <style:text-properties officeooo:rsid="001a4718" officeooo:paragraph-rsid="001a4718"/>
    </style:style>
    <style:style style:name="P4" style:family="paragraph" style:parent-style-name="Standard">
      <style:text-properties officeooo:rsid="0011da8e" officeooo:paragraph-rsid="0011da8e"/>
    </style:style>
    <style:style style:name="P5" style:family="paragraph" style:parent-style-name="Standard">
      <style:text-properties officeooo:rsid="0013cbd1" officeooo:paragraph-rsid="0013cbd1"/>
    </style:style>
    <style:style style:name="P6" style:family="paragraph" style:parent-style-name="Standard">
      <style:text-properties officeooo:rsid="0015b3c5" officeooo:paragraph-rsid="0015b3c5"/>
    </style:style>
    <style:style style:name="P7" style:family="paragraph" style:parent-style-name="Standard">
      <style:text-properties officeooo:rsid="0017b35b" officeooo:paragraph-rsid="0017b35b"/>
    </style:style>
    <style:style style:name="P8" style:family="paragraph" style:parent-style-name="Standard">
      <style:text-properties officeooo:rsid="001033fc" officeooo:paragraph-rsid="001033fc"/>
    </style:style>
    <style:style style:name="T1" style:family="text">
      <style:text-properties officeooo:rsid="0018bc0c"/>
    </style:style>
    <style:style style:name="T2" style:family="text">
      <style:text-properties officeooo:rsid="001033fc"/>
    </style:style>
    <style:style style:name="T3" style:family="text">
      <style:text-properties officeooo:rsid="001a4718"/>
    </style:style>
    <style:style style:name="T4" style:family="text">
      <style:text-properties officeooo:rsid="001ae6d6"/>
    </style:style>
    <style:style style:name="T5" style:family="text">
      <style:text-properties officeooo:rsid="001c838d"/>
    </style:style>
    <style:style style:name="T6" style:family="text">
      <style:text-properties officeooo:rsid="0013cbd1"/>
    </style:style>
    <style:style style:name="T7" style:family="text">
      <style:text-properties officeooo:rsid="0015b3c5"/>
    </style:style>
    <style:style style:name="T8" style:family="text">
      <style:text-properties officeooo:rsid="001d89d2"/>
    </style:style>
    <style:style style:name="T9" style:family="text">
      <style:text-properties officeooo:rsid="0015dd24"/>
    </style:style>
    <style:style style:name="T10" style:family="text">
      <style:text-properties officeooo:rsid="0016fc51"/>
    </style:style>
    <style:style style:name="T11" style:family="text">
      <style:text-properties officeooo:rsid="0017b3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ty to strive to be better</text:p>
      <text:p text:style-name="P1"/>
      <text:p text:style-name="P1">I have been reciting the Vishnu Sahasranamam from the book, mainly to keep up with the Vishnu Sahasranamam chanting group of Cerritos (all family friends). They can all recite it with great gusto and clarity, while I would be mumbling along. “No More!”. After a week of doing this every day, I was able to go from 20% correct to about 70%! So many things happened along the way that made me realize the conclusion at the end of this email.</text:p>
      <text:p text:style-name="P1"/>
      <text:p text:style-name="P2">To read Sanskrit in English, you have to pay attention every <text:span text:style-name="T1">english </text:span>letter and break a word into syllables to get the proper pronunciation. My eyes were forced to do this and they did not measure up. I found that I am reading by just looking at a word, but now I have to look at each letter, <text:span text:style-name="T2">figure out the syllable, speak it out and continue</text:span>! Eye <text:span text:style-name="T2">fatigue, inability to see the letters etc. Now I am diligent to wear the proper spectacles, eye exams, attention to diabetes, and getting my A1C down. I researched a lot about the eye, and </text:span><text:span text:style-name="T1">realized</text:span><text:span text:style-name="T2"> that </text:span><text:span text:style-name="T1">the </text:span><text:span text:style-name="T2">eye is just an instrument. </text:span><text:span text:style-name="T1">I</text:span><text:span text:style-name="T2">t is the software in the brain that merges images from each eye, controls the eye muscles so you see what you want to see. There is so much more here (ask me) – </text:span><text:span text:style-name="T3">how </text:span><text:span text:style-name="T1">your</text:span><text:span text:style-name="T2"> spectacles </text:span><text:span text:style-name="T1">help the software. The software algorithms that process the images are better able to do so with clearer images, and the letters emerge easily, reducing brain fatigue.</text:span></text:p>
      <text:p text:style-name="P2"/>
      <text:p text:style-name="P3">That brain fatigue, makes it harder to see the letters and even more, it recruits more of your brain to this task, leaving less for others, and cognitive decline rears its head. <text:span text:style-name="T4">Generalizing that concept, that the worse your instruments, the eye, ear, balance, touch, are.. the more the resources the brain has to devote to the related tasks causing other tasks to resource starve and resulting in cognitive impairment. <text:s/>Surprisingly, but not unexpectedly, the brain simply stops processing inputs from the defective instrument, and ‘removes’ that software, reducing its load on the brain. At this point, fixing the instrument does not make the use of it come back! An eye that is blocked for a while, does not see when the block is removed! Blindness in that eye results. The same is even more obvious in hearing. We often observe people who are hearing impaired, when not treated or treatment does not work, go completely deaf, as the brain shuts down the hearing software. <text:s/></text:span></text:p>
      <text:p text:style-name="P2"/>
      <text:p text:style-name="P2"><text:span text:style-name="T3">Why the eye became a less able instrument, rusted perhaps. One is </text:span><text:span text:style-name="T2">diabetes the reason being micro blockages caused by it blocks blood supply to the eye, which causes retinal damage by growth of abnormal blood vessels there </text:span><text:span text:style-name="T3">to make up for the blockages. The retina warps with edema, and the slightest warp causes wavy images. </text:span><text:span text:style-name="T5">G</text:span><text:span text:style-name="T3">lory to the engineers and eye researchers whose work exposed this knowledge.</text:span></text:p>
      <text:p text:style-name="P1"/>
      <text:p text:style-name="P4">To pronounce each word/syllable, you have to recite above a certain volume. It cannot be whispered, or yelled out, but said in such a way that you listen to it, and correct your diction by redo-ing your errors. <text:span text:style-name="T6">After a week, your voice improves and pronunciation becomes a practice. You pay attention to your voice and the nuances. Hearing your own speech makes it clearer in both diction and in content!</text:span></text:p>
      <text:p text:style-name="P4"/>
      <text:p text:style-name="P5">After seeing increasing number of our friends struggle with physical illness and disability, and juxtaposing it with the Vishnu Sahasranamam recitation, gives a calmness. This calmness leads to a dispassionate analysis and the clarity to see the many things <text:span text:style-name="T5">I wrote in the previous paragraphs, the many things </text:span>you can do, things you want to do, and th<text:span text:style-name="T7">at your best bet is in maximizing life – which is being optimal in your physical being, mental being, emotional being all for the longest time. The</text:span> steps you must take <text:span text:style-name="T7">follow – </text:span><text:span text:style-name="T5">oil and lubricate your body by </text:span><text:span text:style-name="T7">physical fitness every day, think and work and create continuously </text:span><text:span text:style-name="T5">to keep your brain humming</text:span><text:span text:style-name="T7">, strive to be stable, sociable and do something for </text:span><text:soft-page-break/><text:span text:style-name="T7">your friends, family, (country ?) <text:s/></text:span><text:span text:style-name="T5">to create happiness, and all of it </text:span><text:span text:style-name="T7">continuously.. </text:span><text:span text:style-name="T5">Yesterday’s work is yesterday’s.</text:span></text:p>
      <text:p text:style-name="P5"/>
      <text:p text:style-name="P6">The<text:span text:style-name="T5">se deal with the physical, mental and emotional. Vishnu Sahasranam chanting reveal</text:span><text:span text:style-name="T8">s</text:span><text:span text:style-name="T5"> another, the </text:span><text:s/><text:span text:style-name="T5">spiritual. The gates </text:span>are always open, step on and stride with energy and focus and the best path appears. <text:span text:style-name="T9">E</text:span><text:span text:style-name="T8">ach</text:span><text:span text:style-name="T9"> trial, <text:s/>trouble, </text:span><text:span text:style-name="T10">success, ..</text:span><text:span text:style-name="T9"> that occurs, is a marker on that path </text:span><text:span text:style-name="T10">and the directions you can take.</text:span><text:span text:style-name="T9"> Vishwaroopa </text:span><text:span text:style-name="T10">(the endless splendor ) is not some mythical concept, but is happening as you progress on your path. Infinite knowledge will get you the single best path, and it is there. That is what is asked of you to believe. Then gather all the knowledge you can continuously and let that guide you and proceed, and the markers revealed to you are </text:span><text:span text:style-name="T5">not pain and suffering, they are guide posts </text:span><text:span text:style-name="T8">that anchor </text:span><text:span text:style-name="T11">that path.</text:span></text:p>
      <text:p text:style-name="P6"/>
      <text:p text:style-name="P7">Going from a personal scope to a global scope, we see some very threatening markers now: Global warming and environmental disaster, Nuclear disasters, Wars for just the sake of winning, so many institutions failing.. At each of them hopefully we will find the right direction to go to maximize life for the longest time..</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9:46:41.686546789</meta:creation-date>
    <dc:date>2025-12-09T11:29:12.311602015</dc:date>
    <meta:editing-duration>P16DT1H53M42S</meta:editing-duration>
    <meta:editing-cycles>5</meta:editing-cycles>
    <meta:generator>LibreOffice/24.8.2.1$Linux_X86_64 LibreOffice_project/0f794b6e29741098670a3b95d60478a65d05ef13</meta:generator>
    <meta:document-statistic meta:table-count="0" meta:image-count="0" meta:object-count="0" meta:page-count="2" meta:paragraph-count="9" meta:word-count="880" meta:character-count="5051" meta:non-whitespace-character-count="4171"/>
  </office:meta>
</office:document-meta>
</file>